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3.3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 style:master-page-name="Standard">
      <style:paragraph-properties style:page-number="1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50699"/>
    </style:style>
    <style:style style:name="T1" style:family="text">
      <style:text-properties officeooo:rsid="001506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mple Report</text:p>
      <text:p text:style-name="Standard"/>
      <text:p text:style-name="Standard">Author: {d.author}</text:p>
      <text:p text:style-name="Standard">Date: {d.currentDate}</text:p>
      <text:p text:style-name="Standard"/>
      <text:p text:style-name="Standard">Description: {d.description}</text:p>
      <text:p text:style-name="Standard"/>
      <text:p text:style-name="Standard">Table of data</text:p>
      <text:p text:style-name="Standard"/>
      <text:p text:style-name="Standard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Warehouse</text:p>
          </table:table-cell>
          <table:table-cell table:style-name="Table1.A1" office:value-type="string">
            <text:p text:style-name="P2">Produce</text:p>
          </table:table-cell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Quantity</text:p>
          </table:table-cell>
          <table:table-cell table:style-name="Table1.A1" office:value-type="string">
            <text:p text:style-name="P2">Unit</text:p>
          </table:table-cell>
        </table:table-row>
        <table:table-row table:style-name="Table1.1">
          <table:table-cell table:style-name="Table1.A1" office:value-type="string">
            <text:p text:style-name="P2">{d.warehouse[i].warehouse}</text:p>
          </table:table-cell>
          <table:table-cell table:style-name="Table1.A1" office:value-type="string">
            <text:p text:style-name="P4">{d.warehouse[i].<text:span text:style-name="T1">produce</text:span>}</text:p>
          </table:table-cell>
          <table:table-cell table:style-name="Table1.A1" office:value-type="string">
            <text:p text:style-name="P4">{d.warehouse[i].<text:span text:style-name="T1">date</text:span>}</text:p>
          </table:table-cell>
          <table:table-cell table:style-name="Table1.A1" office:value-type="string">
            <text:p text:style-name="P4">{d.warehouse[i].<text:span text:style-name="T1">quantity</text:span>}</text:p>
          </table:table-cell>
          <table:table-cell table:style-name="Table1.A1" office:value-type="string">
            <text:p text:style-name="P4">{d.warehouse[i].<text:span text:style-name="T1">unit</text:span>}</text:p>
          </table:table-cell>
        </table:table-row>
        <table:table-row table:style-name="Table1.1">
          <table:table-cell table:style-name="Table1.A1" office:value-type="string">
            <text:p text:style-name="P1">{d.warehouse[i+1].warehouse}</text:p>
          </table:table-cell>
          <table:table-cell table:style-name="Table1.A1" office:value-type="string">
            <text:p text:style-name="P4">{d.warehouse[i+1].<text:span text:style-name="T1">produece</text:span>}</text:p>
          </table:table-cell>
          <table:table-cell table:style-name="Table1.A1" office:value-type="string">
            <text:p text:style-name="P4">{d.warehouse[i+1].<text:span text:style-name="T1">date</text:span>}</text:p>
          </table:table-cell>
          <table:table-cell table:style-name="Table1.A1" office:value-type="string">
            <text:p text:style-name="P4">{d.warehouse[i+1].<text:span text:style-name="T1">quantity</text:span>}</text:p>
          </table:table-cell>
          <table:table-cell table:style-name="Table1.A1" office:value-type="string">
            <text:p text:style-name="P4">{d.warehouse[i+1].<text:span text:style-name="T1">unit</text:span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dc:date>2019-11-17T16:03:20.187210297</dc:date>
    <meta:editing-duration>PT9M7S</meta:editing-duration>
    <meta:editing-cycles>3</meta:editing-cycles>
    <meta:document-statistic meta:table-count="1" meta:image-count="0" meta:object-count="0" meta:page-count="1" meta:paragraph-count="20" meta:word-count="26" meta:character-count="370" meta:non-whitespace-character-count="364"/>
  </office:meta>
</office:document-meta>
</file>